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6.15pt"/>
    </style:style>
    <style:style style:name="co3" style:family="table-column">
      <style:table-column-properties fo:break-before="auto" style:column-width="247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ction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api/hotels</text:p>
          </table:table-cell>
          <table:table-cell office:value-type="string" calcext:value-type="string">
            <text:p>Get all/multiple hotels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/api/hotels/new</text:p>
          </table:table-cell>
          <table:table-cell office:value-type="string" calcext:value-type="string">
            <text:p>Create new hotel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api/hotels/12345</text:p>
          </table:table-cell>
          <table:table-cell office:value-type="string" calcext:value-type="string">
            <text:p>Get one hotel</text:p>
          </table:table-cell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/api/hotels/12345</text:p>
          </table:table-cell>
          <table:table-cell office:value-type="string" calcext:value-type="string">
            <text:p>Update hotel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/api/hotels/12345</text:p>
          </table:table-cell>
          <table:table-cell office:value-type="string" calcext:value-type="string">
            <text:p>Delete one hote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aoi/hotels/12345/reviews</text:p>
          </table:table-cell>
          <table:table-cell office:value-type="string" calcext:value-type="string">
            <text:p>Get all reviews of a specific hotel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/aoi/hotels/12345/reviews</text:p>
          </table:table-cell>
          <table:table-cell office:value-type="string" calcext:value-type="string">
            <text:p>Add a new review to a hotel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api/hotels/12345/reviews/4213</text:p>
          </table:table-cell>
          <table:table-cell office:value-type="string" calcext:value-type="string">
            <text:p>Get a review for a specific hotel</text:p>
          </table:table-cell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/api/hotels/12345/reviews/4214</text:p>
          </table:table-cell>
          <table:table-cell office:value-type="string" calcext:value-type="string">
            <text:p>update a specific review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/api/hotels/12345/reviews/4215</text:p>
          </table:table-cell>
          <table:table-cell office:value-type="string" calcext:value-type="string">
            <text:p>Delete one revi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1:57:06.681917442</meta:creation-date>
    <dc:date>2017-08-06T12:03:17.589872307</dc:date>
    <meta:editing-duration>PT6M12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